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e6a" officeooo:paragraph-rsid="0013fe6a"/>
    </style:style>
    <style:style style:name="P2" style:family="paragraph" style:parent-style-name="Standard">
      <style:text-properties officeooo:rsid="0013fe6a" officeooo:paragraph-rsid="00152f3d"/>
    </style:style>
    <style:style style:name="P3" style:family="paragraph" style:parent-style-name="Standard">
      <style:text-properties officeooo:rsid="00152f3d" officeooo:paragraph-rsid="00152f3d"/>
    </style:style>
    <style:style style:name="P4" style:family="paragraph" style:parent-style-name="Standard">
      <style:text-properties officeooo:rsid="00152f3d" officeooo:paragraph-rsid="00152f3d"/>
    </style:style>
    <style:style style:name="P5" style:family="paragraph" style:parent-style-name="Standard">
      <style:text-properties officeooo:rsid="0015aaca" officeooo:paragraph-rsid="0015aaca"/>
    </style:style>
    <style:style style:name="T1" style:family="text">
      <style:text-properties officeooo:rsid="00152f3d"/>
    </style:style>
    <style:style style:name="T2" style:family="text">
      <style:text-properties officeooo:rsid="0015aa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本实验利用C语言及其Libevent、Openssl库，实现了一个基于Linux的http服务器并利用openssl支持https，利用Libevent的特性，实现了多路并发、持久连接和分块传输，并支持Get和Post请求，可以上传和下载文件。</text:p>
      <text:p text:style-name="P1"/>
      <text:p text:style-name="P1"/>
      <text:p text:style-name="P1">Readme.<text:span text:style-name="T1">md</text:span></text:p>
      <text:p text:style-name="P1"/>
      <text:p text:style-name="P2">服务器开启方法：</text:p>
      <text:p text:style-name="P2">./http <text:span text:style-name="T1">[</text:span>OPTS] &lt;docroot&gt;</text:p>
      <text:p text:style-name="P3">docroot为服务器根目录位置，OPTS可选 “-p <text:s/>端口号”</text:p>
      <text:p text:style-name="P3"/>
      <text:p text:style-name="P3">客户端访问方法<text:span text:style-name="T2">（浏览器可能会提示不安全，继续访问即可）</text:span>：</text:p>
      <text:p text:style-name="P5">Get:</text:p>
      <text:p text:style-name="P3">浏览器输入https://<text:span text:style-name="T2">ip:port/file_location</text:span>，可为目录或文件，若为目录则返回目录下所有项的名字，若为文件则返回相应文件</text:p>
      <text:p text:style-name="P3"/>
      <text:p text:style-name="P5">Post:</text:p>
      <text:p text:style-name="P5">浏览器输入https://ip:port/upload.html，可以根据提示上传文件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9:10:02.204920217</meta:creation-date>
    <meta:editing-duration>PT15M</meta:editing-duration>
    <meta:editing-cycles>4</meta:editing-cycles>
    <meta:generator>LibreOffice/6.0.7.3$Linux_X86_64 LibreOffice_project/00m0$Build-3</meta:generator>
    <dc:date>2020-11-20T19:44:29.038875052</dc:date>
    <meta:document-statistic meta:table-count="0" meta:image-count="0" meta:object-count="0" meta:page-count="1" meta:paragraph-count="10" meta:word-count="202" meta:character-count="346" meta:non-whitespace-character-count="341"/>
  </office:meta>
</office:document-meta>
</file>